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16/settings.xml"/>
  <manifest:file-entry manifest:media-type="application/xml" manifest:full-path="Formula-16/content.xml"/>
  <manifest:file-entry manifest:media-type="application/xml" manifest:full-path="Formula-14/settings.xml"/>
  <manifest:file-entry manifest:media-type="application/xml" manifest:full-path="Formula-14/content.xml"/>
  <manifest:file-entry manifest:media-type="application/xml" manifest:full-path="Formula-12/settings.xml"/>
  <manifest:file-entry manifest:media-type="application/xml" manifest:full-path="Formula-12/content.xml"/>
  <manifest:file-entry manifest:media-type="application/xml" manifest:full-path="Formula-10/settings.xml"/>
  <manifest:file-entry manifest:media-type="application/xml" manifest:full-path="Formula-10/content.xml"/>
  <manifest:file-entry manifest:media-type="application/xml" manifest:full-path="Formula-8/settings.xml"/>
  <manifest:file-entry manifest:media-type="application/xml" manifest:full-path="Formula-8/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xml" manifest:full-path="styles.xml"/>
  <manifest:file-entry manifest:media-type="font/ttf" manifest:full-path="Fonts/Font_URW_Gothic_1.ttf"/>
  <manifest:file-entry manifest:media-type="font/ttf" manifest:full-path="Fonts/Font_Hack_1.ttf"/>
  <manifest:file-entry manifest:media-type="font/ttf" manifest:full-path="Fonts/Font_Hack_2.ttf"/>
  <manifest:file-entry manifest:media-type="font/ttf" manifest:full-path="Fonts/Font_Hack_3.ttf"/>
  <manifest:file-entry manifest:media-type="font/ttf" manifest:full-path="Fonts/Font_Hack_4.ttf"/>
  <manifest:file-entry manifest:media-type="application/vnd.oasis.opendocument.formula" manifest:full-path="Formula-16/"/>
  <manifest:file-entry manifest:media-type="application/vnd.oasis.opendocument.formula" manifest:full-path="Formula-16/"/>
  <manifest:file-entry manifest:media-type="application/vnd.oasis.opendocument.formula" manifest:full-path="Formula-14/"/>
  <manifest:file-entry manifest:media-type="application/vnd.oasis.opendocument.formula" manifest:full-path="Formula-14/"/>
  <manifest:file-entry manifest:media-type="application/vnd.oasis.opendocument.formula" manifest:full-path="Formula-12/"/>
  <manifest:file-entry manifest:media-type="application/vnd.oasis.opendocument.formula" manifest:full-path="Formula-12/"/>
  <manifest:file-entry manifest:media-type="application/vnd.oasis.opendocument.formula" manifest:full-path="Formula-10/"/>
  <manifest:file-entry manifest:media-type="application/vnd.oasis.opendocument.formula" manifest:full-path="Formula-10/"/>
  <manifest:file-entry manifest:media-type="application/vnd.oasis.opendocument.formula" manifest:full-path="Formula-8/"/>
  <manifest:file-entry manifest:media-type="application/vnd.oasis.opendocument.formula" manifest:full-path="Formula-8/"/>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_20_Heading">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Heading">
      <style:paragraph-properties fo:text-align="center" style:justify-single-word="false"/>
    </style:style>
    <style:style style:name="P15" style:family="paragraph" style:parent-style-name="Table_20_Heading">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Table_20_Heading">
      <style:paragraph-properties fo:text-align="center" style:justify-single-word="false"/>
    </style:style>
    <style:style style:name="P27" style:family="paragraph" style:parent-style-name="Table_20_Heading">
      <style:paragraph-properties fo:text-align="center" style:justify-single-word="false"/>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style>
    <style:style style:name="P31" style:family="paragraph" style:parent-style-name="Table_20_Heading">
      <style:paragraph-properties fo:text-align="center" style:justify-single-word="false"/>
    </style:style>
    <style:style style:name="P32" style:family="paragraph" style:parent-style-name="Table_20_Heading">
      <style:paragraph-properties fo:text-align="center" style:justify-single-word="false"/>
    </style:style>
    <style:style style:name="P33" style:family="paragraph" style:parent-style-name="Table_20_Heading">
      <style:paragraph-properties fo:text-align="center" style:justify-single-word="false"/>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style>
    <style:style style:name="P37" style:family="paragraph" style:parent-style-name="Quotations">
      <style:paragraph-properties fo:margin-left="0.5in" fo:margin-right="0in" fo:text-indent="0in" style:auto-text-indent="false"/>
    </style:style>
    <style:style style:name="P38" style:family="paragraph" style:parent-style-name="Table_20_Heading">
      <style:paragraph-properties fo:text-align="end" style:justify-single-word="false"/>
    </style:style>
    <style:style style:name="P39" style:family="paragraph" style:parent-style-name="Table_20_Heading">
      <style:paragraph-properties fo:text-align="center" style:justify-single-word="false"/>
    </style:style>
    <style:style style:name="P40" style:family="paragraph" style:parent-style-name="Table_20_Heading">
      <style:paragraph-properties fo:text-align="center" style:justify-single-word="false"/>
    </style:style>
    <style:style style:name="P41" style:family="paragraph" style:parent-style-name="Table_20_Heading">
      <style:paragraph-properties fo:text-align="center" style:justify-single-word="false"/>
    </style:style>
    <style:style style:name="P42" style:family="paragraph" style:parent-style-name="Table_20_Heading">
      <style:paragraph-properties fo:text-align="center"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center" style:justify-single-word="false"/>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style>
    <style:style style:name="P47" style:family="paragraph" style:parent-style-name="Table_20_Contents">
      <style:paragraph-properties fo:text-align="center" style:justify-single-word="false"/>
    </style:style>
    <style:style style:name="P48" style:family="paragraph" style:parent-style-name="Quotations">
      <style:paragraph-properties fo:margin-left="0.5in" fo:margin-right="0in" fo:text-indent="0in" style:auto-text-indent="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center" style:justify-single-word="false"/>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center" style:justify-single-word="false"/>
    </style:style>
    <style:style style:name="P53" style:family="paragraph" style:parent-style-name="Table_20_Heading">
      <style:paragraph-properties fo:text-align="center" style:justify-single-word="false"/>
    </style:style>
    <style:style style:name="P54" style:family="paragraph" style:parent-style-name="Table_20_Contents">
      <style:paragraph-properties fo:text-align="end"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4246*"/>
    </style:style>
    <style:style style:name="Table1.B" style:family="table-column">
      <style:table-column-properties style:rel-column-width="37041*"/>
    </style:style>
    <style:style style:name="Table1.C" style:family="table-column">
      <style:table-column-properties style:rel-column-width="14246*"/>
    </style:style>
    <style:style style:name="Table2" style:family="table">
      <style:table-properties table:align="center" style:rel-width="100%"/>
    </style:style>
    <style:style style:name="Table2.A" style:family="table-column">
      <style:table-column-properties style:rel-column-width="21845*"/>
    </style:style>
    <style:style style:name="Table2.B" style:family="table-column">
      <style:table-column-properties style:rel-column-width="21845*"/>
    </style:style>
    <style:style style:name="Table2.C" style:family="table-column">
      <style:table-column-properties style:rel-column-width="21845*"/>
    </style:style>
    <style:style style:name="Table3" style:family="table">
      <style:table-properties table:align="center" style:rel-width="100%"/>
    </style:style>
    <style:style style:name="Table3.A" style:family="table-column">
      <style:table-column-properties style:rel-column-width="19275*"/>
    </style:style>
    <style:style style:name="Table3.B" style:family="table-column">
      <style:table-column-properties style:rel-column-width="26985*"/>
    </style:style>
    <style:style style:name="Table3.C" style:family="table-column">
      <style:table-column-properties style:rel-column-width="19275*"/>
    </style:style>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rel-width="100%"/>
    </style:style>
    <style:style style:name="Table6.A" style:family="table-column">
      <style:table-column-properties style:rel-column-width="21845*"/>
    </style:style>
    <style:style style:name="Table6.B" style:family="table-column">
      <style:table-column-properties style:rel-column-width="21845*"/>
    </style:style>
    <style:style style:name="Table6.C" style:family="table-column">
      <style:table-column-properties style:rel-column-width="21845*"/>
    </style:style>
    <style:style style:name="Table7" style:family="table">
      <style:table-properties table:align="center" style:rel-width="100%"/>
    </style:style>
    <style:style style:name="Table7.A" style:family="table-column">
      <style:table-column-properties style:rel-column-width="10922*"/>
    </style:style>
    <style:style style:name="Table7.B" style:family="table-column">
      <style:table-column-properties style:rel-column-width="13653*"/>
    </style:style>
    <style:style style:name="Table7.C" style:family="table-column">
      <style:table-column-properties style:rel-column-width="13653*"/>
    </style:style>
    <style:style style:name="Table7.D" style:family="table-column">
      <style:table-column-properties style:rel-column-width="13653*"/>
    </style:style>
    <style:style style:name="Table7.E" style:family="table-column">
      <style:table-column-properties style:rel-column-width="13653*"/>
    </style:style>
    <style:style style:name="Table8" style:family="table">
      <style:table-properties table:align="center"/>
    </style:style>
    <style:style style:name="Table8.A" style:family="table-column"/>
    <style:style style:name="Table8.B" style:family="table-column"/>
    <style:style style:name="Table8.C" style:family="table-column"/>
    <style:style style:name="Table8.D" style:family="table-column"/>
    <style:style style:name="Table8.E" style:family="table-column"/>
  </office:automatic-styles>
  <office:body>
    <office:text>
      <text:p text:style-name="Title">Datatypes in C#</text:p>
      <text:p text:style-name="Author"><text:a xlink:type="simple" xlink:href="https://csci-1301.github.io/about#authors" office:name=""><text:span text:style-name="Definition">https://csci-1301.github.io/about#authors</text:span></text:a></text:p>
      <text:p text:style-name="Date">May 22, 2024 (01:3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value-types"/>Value Types<text:bookmark-end text:name="value-types"/></text:h>
      <text:h text:style-name="Heading_20_2" text:outline-level="2"><text:bookmark-start text:name="numeric"/>Numeric<text:bookmark-end text:name="numeric"/></text:h>
      <text:h text:style-name="Heading_20_3" text:outline-level="3"><text:bookmark-start text:name="signed-integer"/>Signed Integer<text:bookmark-end text:name="signed-integer"/></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P1">Type</text:p>
            </table:table-cell>
            <table:table-cell table:style-name="TableHeaderRowCell" office:value-type="string">
              <text:p text:style-name="P2">Range</text:p>
            </table:table-cell>
            <table:table-cell table:style-name="TableHeaderRowCell" office:value-type="string">
              <text:p text:style-name="P3">Size</text:p>
            </table:table-cell>
          </table:table-row>
        </table:table-header-rows>
        <table:table-row>
          <table:table-cell table:style-name="TableRowCell" office:value-type="string">
            <text:p text:style-name="P4"><text:span text:style-name="Source_Text"><text:span text:style-name="DataTypeTok">sbyte</text:span></text:span></text:p>
          </table:table-cell>
          <table:table-cell table:style-name="TableRowCell" office:value-type="string">
            <text:p text:style-name="P5">-128 to 127</text:p>
          </table:table-cell>
          <table:table-cell table:style-name="TableRowCell" office:value-type="string">
            <text:p text:style-name="P6">Signed 8-bit integer</text:p>
          </table:table-cell>
        </table:table-row>
        <table:table-row>
          <table:table-cell table:style-name="TableRowCell" office:value-type="string">
            <text:p text:style-name="P4"><text:span text:style-name="Source_Text"><text:span text:style-name="DataTypeTok">short</text:span></text:span></text:p>
          </table:table-cell>
          <table:table-cell table:style-name="TableRowCell" office:value-type="string">
            <text:p text:style-name="P5">-32,768 to 32,767</text:p>
          </table:table-cell>
          <table:table-cell table:style-name="TableRowCell" office:value-type="string">
            <text:p text:style-name="P6">Signed 16-bit integer</text:p>
          </table:table-cell>
        </table:table-row>
        <table:table-row>
          <table:table-cell table:style-name="TableRowCell" office:value-type="string">
            <text:p text:style-name="P4"><text:span text:style-name="Source_Text"><text:span text:style-name="DataTypeTok">int</text:span></text:span></text:p>
          </table:table-cell>
          <table:table-cell table:style-name="TableRowCell" office:value-type="string">
            <text:p text:style-name="P5">-2,147,483,648 to 2,147,483,647</text:p>
          </table:table-cell>
          <table:table-cell table:style-name="TableRowCell" office:value-type="string">
            <text:p text:style-name="P6">Signed 32-bit integer</text:p>
          </table:table-cell>
        </table:table-row>
        <table:table-row>
          <table:table-cell table:style-name="TableRowCell" office:value-type="string">
            <text:p text:style-name="P4"><text:span text:style-name="Source_Text"><text:span text:style-name="DataTypeTok">long</text:span></text:span></text:p>
          </table:table-cell>
          <table:table-cell table:style-name="TableRowCell" office:value-type="string">
            <text:p text:style-name="P5">-9,223,372,036,854,775,808 to 9,223,372,036,854,775,807</text:p>
          </table:table-cell>
          <table:table-cell table:style-name="TableRowCell" office:value-type="string">
            <text:p text:style-name="P6">Signed 64-bit integer</text:p>
          </table:table-cell>
        </table:table-row>
      </table:table>
      <text:h text:style-name="Heading_20_3" text:outline-level="3"><text:bookmark-start text:name="unsigned-integer"/>Unsigned Integer<text:bookmark-end text:name="unsigned-integer"/></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P7">Type</text:p>
            </table:table-cell>
            <table:table-cell table:style-name="TableHeaderRowCell" office:value-type="string">
              <text:p text:style-name="P8">Range</text:p>
            </table:table-cell>
            <table:table-cell table:style-name="TableHeaderRowCell" office:value-type="string">
              <text:p text:style-name="P9">Size</text:p>
            </table:table-cell>
          </table:table-row>
        </table:table-header-rows>
        <table:table-row>
          <table:table-cell table:style-name="TableRowCell" office:value-type="string">
            <text:p text:style-name="P10"><text:span text:style-name="Source_Text"><text:span text:style-name="DataTypeTok">byte</text:span></text:span></text:p>
          </table:table-cell>
          <table:table-cell table:style-name="TableRowCell" office:value-type="string">
            <text:p text:style-name="P11">0 to 255</text:p>
          </table:table-cell>
          <table:table-cell table:style-name="TableRowCell" office:value-type="string">
            <text:p text:style-name="P12">Unsigned 8-bit integer</text:p>
          </table:table-cell>
        </table:table-row>
        <table:table-row>
          <table:table-cell table:style-name="TableRowCell" office:value-type="string">
            <text:p text:style-name="P10"><text:span text:style-name="Source_Text"><text:span text:style-name="DataTypeTok">ushort</text:span></text:span></text:p>
          </table:table-cell>
          <table:table-cell table:style-name="TableRowCell" office:value-type="string">
            <text:p text:style-name="P11">0 to 65,535</text:p>
          </table:table-cell>
          <table:table-cell table:style-name="TableRowCell" office:value-type="string">
            <text:p text:style-name="P12">Unsigned 16-bit integer</text:p>
          </table:table-cell>
        </table:table-row>
        <table:table-row>
          <table:table-cell table:style-name="TableRowCell" office:value-type="string">
            <text:p text:style-name="P10"><text:span text:style-name="Source_Text"><text:span text:style-name="DataTypeTok">uint</text:span></text:span></text:p>
          </table:table-cell>
          <table:table-cell table:style-name="TableRowCell" office:value-type="string">
            <text:p text:style-name="P11">0 to 4,294,967,295</text:p>
          </table:table-cell>
          <table:table-cell table:style-name="TableRowCell" office:value-type="string">
            <text:p text:style-name="P12">Unsigned 32-bit integer</text:p>
          </table:table-cell>
        </table:table-row>
        <table:table-row>
          <table:table-cell table:style-name="TableRowCell" office:value-type="string">
            <text:p text:style-name="P10"><text:span text:style-name="Source_Text"><text:span text:style-name="DataTypeTok">ulong</text:span></text:span></text:p>
          </table:table-cell>
          <table:table-cell table:style-name="TableRowCell" office:value-type="string">
            <text:p text:style-name="P11">0 to 18,446,744,073,709,551,615</text:p>
          </table:table-cell>
          <table:table-cell table:style-name="TableRowCell" office:value-type="string">
            <text:p text:style-name="P12">Unsigned 64-bit integer</text:p>
          </table:table-cell>
        </table:table-row>
      </table:table>
      <text:h text:style-name="Heading_20_3" text:outline-level="3"><text:bookmark-start text:name="floating-point-numbers"/>Floating-point Numbers<text:bookmark-end text:name="floating-point-number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P13">Type</text:p>
            </table:table-cell>
            <table:table-cell table:style-name="TableHeaderRowCell" office:value-type="string">
              <text:p text:style-name="P14">Approximate Range</text:p>
            </table:table-cell>
            <table:table-cell table:style-name="TableHeaderRowCell" office:value-type="string">
              <text:p text:style-name="P15">Precision</text:p>
            </table:table-cell>
          </table:table-row>
        </table:table-header-rows>
        <table:table-row>
          <table:table-cell table:style-name="TableRowCell" office:value-type="string">
            <text:p text:style-name="P16"><text:span text:style-name="Source_Text"><text:span text:style-name="DataTypeTok">float</text:span></text:span></text:p>
          </table:table-cell>
          <table:table-cell table:style-name="TableRowCell" office:value-type="string">
            <text:p text:style-name="P17">±1.5e−45 to ±3.4e38</text:p>
          </table:table-cell>
          <table:table-cell table:style-name="TableRowCell" office:value-type="string">
            <text:p text:style-name="P18">7 digits</text:p>
          </table:table-cell>
        </table:table-row>
        <table:table-row>
          <table:table-cell table:style-name="TableRowCell" office:value-type="string">
            <text:p text:style-name="P16"><text:span text:style-name="Source_Text"><text:span text:style-name="DataTypeTok">double</text:span></text:span></text:p>
          </table:table-cell>
          <table:table-cell table:style-name="TableRowCell" office:value-type="string">
            <text:p text:style-name="P17">±5.0e−324 to ±1.7e308</text:p>
          </table:table-cell>
          <table:table-cell table:style-name="TableRowCell" office:value-type="string">
            <text:p text:style-name="P18">15–16 digits</text:p>
          </table:table-cell>
        </table:table-row>
        <table:table-row>
          <table:table-cell table:style-name="TableRowCell" office:value-type="string">
            <text:p text:style-name="P16"><text:span text:style-name="Source_Text"><text:span text:style-name="DataTypeTok">decimal</text:span></text:span></text:p>
          </table:table-cell>
          <table:table-cell table:style-name="TableRowCell" office:value-type="string">
            <text:p text:style-name="P17">(-7.9 x 1028 to 7.9 x 1028)/(100 to 1028)</text:p>
          </table:table-cell>
          <table:table-cell table:style-name="TableRowCell" office:value-type="string">
            <text:p text:style-name="P18">28–29 significant digits</text:p>
          </table:table-cell>
        </table:table-row>
      </table:table>
      <text:h text:style-name="Heading_20_2" text:outline-level="2"><text:bookmark-start text:name="logical"/>Logical<text:bookmark-end text:name="logical"/></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P19">Type</text:p>
            </table:table-cell>
            <table:table-cell table:style-name="TableHeaderRowCell" office:value-type="string">
              <text:p text:style-name="P20">Possible Values</text:p>
            </table:table-cell>
            <table:table-cell table:style-name="TableHeaderRowCell" office:value-type="string">
              <text:p text:style-name="P21">Size</text:p>
            </table:table-cell>
          </table:table-row>
        </table:table-header-rows>
        <table:table-row>
          <table:table-cell table:style-name="TableRowCell" office:value-type="string">
            <text:p text:style-name="P22"><text:span text:style-name="Source_Text"><text:span text:style-name="DataTypeTok">bool</text:span></text:span></text:p>
          </table:table-cell>
          <table:table-cell table:style-name="TableRowCell" office:value-type="string">
            <text:p text:style-name="P23"><text:span text:style-name="Source_Text"><text:span text:style-name="KeywordTok">true</text:span></text:span>, <text:span text:style-name="Source_Text"><text:span text:style-name="KeywordTok">false</text:span></text:span></text:p>
          </table:table-cell>
          <table:table-cell table:style-name="TableRowCell" office:value-type="string">
            <text:p text:style-name="P24">8-bit</text:p>
          </table:table-cell>
        </table:table-row>
      </table:table>
      <text:h text:style-name="Heading_20_2" text:outline-level="2"><text:bookmark-start text:name="character"/>Character<text:bookmark-end text:name="character"/></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P25">Type</text:p>
            </table:table-cell>
            <table:table-cell table:style-name="TableHeaderRowCell" office:value-type="string">
              <text:p text:style-name="P26">Range</text:p>
            </table:table-cell>
            <table:table-cell table:style-name="TableHeaderRowCell" office:value-type="string">
              <text:p text:style-name="P27">Size</text:p>
            </table:table-cell>
          </table:table-row>
        </table:table-header-rows>
        <table:table-row>
          <table:table-cell table:style-name="TableRowCell" office:value-type="string">
            <text:p text:style-name="P28"><text:span text:style-name="Source_Text"><text:span text:style-name="DataTypeTok">char</text:span></text:span></text:p>
          </table:table-cell>
          <table:table-cell table:style-name="TableRowCell" office:value-type="string">
            <text:p text:style-name="P29">U+0000 to U+ffff</text:p>
          </table:table-cell>
          <table:table-cell table:style-name="TableRowCell" office:value-type="string">
            <text:p text:style-name="P30">Unicode 16-bit character</text:p>
          </table:table-cell>
        </table:table-row>
      </table:table>
      <text:h text:style-name="Heading_20_1" text:outline-level="1"><text:bookmark-start text:name="literals"/>Literals<text:bookmark-end text:name="literal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P31">Name</text:p>
            </table:table-cell>
            <table:table-cell table:style-name="TableHeaderRowCell" office:value-type="string">
              <text:p text:style-name="P32">Corresponding datatype</text:p>
            </table:table-cell>
            <table:table-cell table:style-name="TableHeaderRowCell" office:value-type="string">
              <text:p text:style-name="P33">Examples</text:p>
            </table:table-cell>
          </table:table-row>
        </table:table-header-rows>
        <table:table-row>
          <table:table-cell table:style-name="TableRowCell" office:value-type="string">
            <text:p text:style-name="P34">Integer Literal</text:p>
          </table:table-cell>
          <table:table-cell table:style-name="TableRowCell" office:value-type="string">
            <text:p text:style-name="P35"><text:span text:style-name="Source_Text"><text:span text:style-name="DataTypeTok">int</text:span></text:span></text:p>
          </table:table-cell>
          <table:table-cell table:style-name="TableRowCell" office:value-type="string">
            <text:p text:style-name="P36"><text:span text:style-name="Source_Text"><text:span text:style-name="DecValTok">40</text:span></text:span>, <text:span text:style-name="Source_Text"><text:span text:style-name="OperatorTok">-</text:span><text:span text:style-name="DecValTok">39</text:span></text:span>, <text:span text:style-name="Source_Text"><text:span text:style-name="DecValTok">291838</text:span></text:span>, <text:span text:style-name="Source_Text"><text:span text:style-name="DecValTok">0</text:span></text:span>, …</text:p>
          </table:table-cell>
        </table:table-row>
        <table:table-row>
          <table:table-cell table:style-name="TableRowCell" office:value-type="string">
            <text:p text:style-name="P34">Float Literal</text:p>
          </table:table-cell>
          <table:table-cell table:style-name="TableRowCell" office:value-type="string">
            <text:p text:style-name="P35"><text:span text:style-name="Source_Text"><text:span text:style-name="DataTypeTok">float</text:span></text:span></text:p>
          </table:table-cell>
          <table:table-cell table:style-name="TableRowCell" office:value-type="string">
            <text:p text:style-name="P36"><text:span text:style-name="Source_Text"><text:span text:style-name="FloatTok">3.5F</text:span></text:span>, <text:span text:style-name="Source_Text"><text:span text:style-name="OperatorTok">-</text:span><text:span text:style-name="FloatTok">43.5f</text:span></text:span>, <text:span text:style-name="Source_Text"><text:span text:style-name="FloatTok">309430.70006F</text:span></text:span>, …</text:p>
          </table:table-cell>
        </table:table-row>
        <table:table-row>
          <table:table-cell table:style-name="TableRowCell" office:value-type="string">
            <text:p text:style-name="P34">Double Literal</text:p>
          </table:table-cell>
          <table:table-cell table:style-name="TableRowCell" office:value-type="string">
            <text:p text:style-name="P35"><text:span text:style-name="Source_Text"><text:span text:style-name="DataTypeTok">double</text:span></text:span></text:p>
          </table:table-cell>
          <table:table-cell table:style-name="TableRowCell" office:value-type="string">
            <text:p text:style-name="P36"><text:span text:style-name="Source_Text"><text:span text:style-name="FloatTok">28.98</text:span></text:span>, <text:span text:style-name="Source_Text"><text:span text:style-name="FloatTok">239.0</text:span></text:span>, <text:span text:style-name="Source_Text"><text:span text:style-name="OperatorTok">-</text:span><text:span text:style-name="FloatTok">391.089</text:span></text:span>, <text:span text:style-name="Source_Text"><text:span text:style-name="FloatTok">0.0</text:span></text:span>, …</text:p>
          </table:table-cell>
        </table:table-row>
        <table:table-row>
          <table:table-cell table:style-name="TableRowCell" office:value-type="string">
            <text:p text:style-name="P34">Decimal Literal</text:p>
          </table:table-cell>
          <table:table-cell table:style-name="TableRowCell" office:value-type="string">
            <text:p text:style-name="P35"><text:span text:style-name="Source_Text"><text:span text:style-name="DataTypeTok">decimal</text:span></text:span></text:p>
          </table:table-cell>
          <table:table-cell table:style-name="TableRowCell" office:value-type="string">
            <text:p text:style-name="P36"><text:span text:style-name="Source_Text"><text:span text:style-name="FloatTok">8.95m</text:span></text:span>, <text:span text:style-name="Source_Text"><text:span text:style-name="FloatTok">3283.9M</text:span></text:span>, <text:span text:style-name="Source_Text"><text:span text:style-name="OperatorTok">-</text:span><text:span text:style-name="DecValTok">30</text:span><text:span text:style-name="NormalTok">m</text:span></text:span>, …</text:p>
          </table:table-cell>
        </table:table-row>
        <table:table-row>
          <table:table-cell table:style-name="TableRowCell" office:value-type="string">
            <text:p text:style-name="P34">Boolean Literal</text:p>
          </table:table-cell>
          <table:table-cell table:style-name="TableRowCell" office:value-type="string">
            <text:p text:style-name="P35"><text:span text:style-name="Source_Text"><text:span text:style-name="DataTypeTok">bool</text:span></text:span></text:p>
          </table:table-cell>
          <table:table-cell table:style-name="TableRowCell" office:value-type="string">
            <text:p text:style-name="P36"><text:span text:style-name="Source_Text"><text:span text:style-name="KeywordTok">true</text:span></text:span>, <text:span text:style-name="Source_Text"><text:span text:style-name="KeywordTok">false</text:span></text:span></text:p>
          </table:table-cell>
        </table:table-row>
        <table:table-row>
          <table:table-cell table:style-name="TableRowCell" office:value-type="string">
            <text:p text:style-name="P34">Character Literal</text:p>
          </table:table-cell>
          <table:table-cell table:style-name="TableRowCell" office:value-type="string">
            <text:p text:style-name="P35"><text:span text:style-name="Source_Text"><text:span text:style-name="DataTypeTok">char</text:span></text:span></text:p>
          </table:table-cell>
          <table:table-cell table:style-name="TableRowCell" office:value-type="string">
            <text:p text:style-name="P36"><text:span text:style-name="Source_Text"><text:span text:style-name="CharTok">'Y'</text:span></text:span>, <text:span text:style-name="Source_Text"><text:span text:style-name="CharTok">'a'</text:span></text:span>, <text:span text:style-name="Source_Text"><text:span text:style-name="CharTok">'0'</text:span></text:span>, <text:span text:style-name="Source_Text"><text:span text:style-name="CharTok">'\n'</text:span></text:span>, <text:span text:style-name="Source_Text"><text:span text:style-name="CharTok">'\x0058'</text:span></text:span>, <text:span text:style-name="Source_Text"><text:span text:style-name="NormalTok">'\u0058'</text:span></text:span>, …</text:p>
          </table:table-cell>
        </table:table-row>
      </table:table>
      <text:h text:style-name="Heading_20_1" text:outline-level="1"><text:bookmark-start text:name="compatibility"/>Compatibility<text:bookmark-end text:name="compatibility"/></text:h>
      <text:p text:style-name="First_20_paragraph">This table is to be read as</text:p>
      <text:p text:style-name="P37"><draw:frame draw:style-name="fr1" text:anchor-type="as-char"><draw:object xlink:href="Formula-0/" xlink:type="simple" xlink:show="embed" xlink:actuate="onLoad"/></draw:frame> means that those values or variables from the datatypes in the row and column can be “operated together” (meaning, you can for instance multiply them), ✘ means that those values or variables from the datatypes in the row and column can<text:span text:style-name="T1">not</text:span> be “operated together” (meaning, you can<text:span text:style-name="T1">not</text:span> for instance multiply them).</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HeaderRowCell" office:value-type="string">
      </table:table-cell>
            <table:table-cell table:style-name="TableHeaderRowCell" office:value-type="string">
              <text:p text:style-name="P39"><text:span text:style-name="T2">Integer Literal</text:span></text:p>
            </table:table-cell>
            <table:table-cell table:style-name="TableHeaderRowCell" office:value-type="string">
              <text:p text:style-name="P40"><text:span text:style-name="T2">Float Literal</text:span></text:p>
            </table:table-cell>
            <table:table-cell table:style-name="TableHeaderRowCell" office:value-type="string">
              <text:p text:style-name="P41"><text:span text:style-name="T2">Double Literal</text:span></text:p>
            </table:table-cell>
            <table:table-cell table:style-name="TableHeaderRowCell" office:value-type="string">
              <text:p text:style-name="P42"><text:span text:style-name="T2">Decimal Literal</text:span></text:p>
            </table:table-cell>
          </table:table-row>
        </table:table-header-rows>
        <table:table-row>
          <table:table-cell table:style-name="TableRowCell" office:value-type="string">
            <text:p text:style-name="P43"><text:span text:style-name="Source_Text"><text:span text:style-name="DataTypeTok">int</text:span></text:span></text:p>
          </table:table-cell>
          <table:table-cell table:style-name="TableRowCell" office:value-type="string">
            <text:p text:style-name="P44"><draw:frame draw:style-name="fr1" text:anchor-type="as-char"><draw:object xlink:href="Formula-2/" xlink:type="simple" xlink:show="embed" xlink:actuate="onLoad"/></draw:frame></text:p>
          </table:table-cell>
          <table:table-cell table:style-name="TableRowCell" office:value-type="string">
            <text:p text:style-name="P45">✘</text:p>
          </table:table-cell>
          <table:table-cell table:style-name="TableRowCell" office:value-type="string">
            <text:p text:style-name="P46">✘</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float</text:span></text:span></text:p>
          </table:table-cell>
          <table:table-cell table:style-name="TableRowCell" office:value-type="string">
            <text:p text:style-name="P44"><draw:frame draw:style-name="fr1" text:anchor-type="as-char"><draw:object xlink:href="Formula-4/" xlink:type="simple" xlink:show="embed" xlink:actuate="onLoad"/></draw:frame></text:p>
          </table:table-cell>
          <table:table-cell table:style-name="TableRowCell" office:value-type="string">
            <text:p text:style-name="P45"><draw:frame draw:style-name="fr1" text:anchor-type="as-char"><draw:object xlink:href="Formula-6/" xlink:type="simple" xlink:show="embed" xlink:actuate="onLoad"/></draw:frame></text:p>
          </table:table-cell>
          <table:table-cell table:style-name="TableRowCell" office:value-type="string">
            <text:p text:style-name="P46">✘</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double</text:span></text:span></text:p>
          </table:table-cell>
          <table:table-cell table:style-name="TableRowCell" office:value-type="string">
            <text:p text:style-name="P44"><draw:frame draw:style-name="fr1" text:anchor-type="as-char"><draw:object xlink:href="Formula-8/" xlink:type="simple" xlink:show="embed" xlink:actuate="onLoad"/></draw:frame></text:p>
          </table:table-cell>
          <table:table-cell table:style-name="TableRowCell" office:value-type="string">
            <text:p text:style-name="P45"><draw:frame draw:style-name="fr1" text:anchor-type="as-char"><draw:object xlink:href="Formula-10/" xlink:type="simple" xlink:show="embed" xlink:actuate="onLoad"/></draw:frame></text:p>
          </table:table-cell>
          <table:table-cell table:style-name="TableRowCell" office:value-type="string">
            <text:p text:style-name="P46"><draw:frame draw:style-name="fr1" text:anchor-type="as-char"><draw:object xlink:href="Formula-12/" xlink:type="simple" xlink:show="embed" xlink:actuate="onLoad"/></draw:frame></text:p>
          </table:table-cell>
          <table:table-cell table:style-name="TableRowCell" office:value-type="string">
            <text:p text:style-name="P47">✘</text:p>
          </table:table-cell>
        </table:table-row>
        <table:table-row>
          <table:table-cell table:style-name="TableRowCell" office:value-type="string">
            <text:p text:style-name="P43"><text:span text:style-name="Source_Text"><text:span text:style-name="DataTypeTok">decimal</text:span></text:span></text:p>
          </table:table-cell>
          <table:table-cell table:style-name="TableRowCell" office:value-type="string">
            <text:p text:style-name="P44"><draw:frame draw:style-name="fr1" text:anchor-type="as-char"><draw:object xlink:href="Formula-14/" xlink:type="simple" xlink:show="embed" xlink:actuate="onLoad"/></draw:frame></text:p>
          </table:table-cell>
          <table:table-cell table:style-name="TableRowCell" office:value-type="string">
            <text:p text:style-name="P45">✘</text:p>
          </table:table-cell>
          <table:table-cell table:style-name="TableRowCell" office:value-type="string">
            <text:p text:style-name="P46">✘</text:p>
          </table:table-cell>
          <table:table-cell table:style-name="TableRowCell" office:value-type="string">
            <text:p text:style-name="P47"><draw:frame draw:style-name="fr1" text:anchor-type="as-char"><draw:object xlink:href="Formula-16/" xlink:type="simple" xlink:show="embed" xlink:actuate="onLoad"/></draw:frame></text:p>
          </table:table-cell>
        </table:table-row>
      </table:table>
      <text:h text:style-name="Heading_20_1" text:outline-level="1"><text:bookmark-start text:name="result-type-of-operations"/>Result Type of Operations<text:bookmark-end text:name="result-type-of-operations"/></text:h>
      <text:p text:style-name="First_20_paragraph">This table is to be read as</text:p>
      <text:p text:style-name="P48">Values or variables from the datatypes in the row and column can be “operated together” and will produce the datatype indicated in the cell, or cannot be “operated together” if the value in the cell is “illegal”.s</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HeaderRowCell" office:value-type="string">
      </table:table-cell>
            <table:table-cell table:style-name="TableHeaderRowCell" office:value-type="string">
              <text:p text:style-name="P50"><text:span text:style-name="Source_Text"><text:span text:style-name="DataTypeTok">int</text:span></text:span></text:p>
            </table:table-cell>
            <table:table-cell table:style-name="TableHeaderRowCell" office:value-type="string">
              <text:p text:style-name="P51"><text:span text:style-name="Source_Text"><text:span text:style-name="DataTypeTok">float</text:span></text:span></text:p>
            </table:table-cell>
            <table:table-cell table:style-name="TableHeaderRowCell" office:value-type="string">
              <text:p text:style-name="P52"><text:span text:style-name="Source_Text"><text:span text:style-name="DataTypeTok">double</text:span></text:span></text:p>
            </table:table-cell>
            <table:table-cell table:style-name="TableHeaderRowCell" office:value-type="string">
              <text:p text:style-name="P53"><text:span text:style-name="Source_Text"><text:span text:style-name="DataTypeTok">decimal</text:span></text:span></text:p>
            </table:table-cell>
          </table:table-row>
        </table:table-header-rows>
        <table:table-row>
          <table:table-cell table:style-name="TableRowCell" office:value-type="string">
            <text:p text:style-name="P54"><text:span text:style-name="Source_Text"><text:span text:style-name="DataTypeTok">int</text:span></text:span></text:p>
          </table:table-cell>
          <table:table-cell table:style-name="TableRowCell" office:value-type="string">
            <text:p text:style-name="P55"><text:span text:style-name="Source_Text"><text:span text:style-name="DataTypeTok">int</text:span></text:span></text:p>
          </table:table-cell>
          <table:table-cell table:style-name="TableRowCell" office:value-type="string">
            <text:p text:style-name="P56"><text:span text:style-name="Source_Text"><text:span text:style-name="DataTypeTok">float</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text:span text:style-name="Source_Text"><text:span text:style-name="DataTypeTok">decimal</text:span></text:span></text:p>
          </table:table-cell>
        </table:table-row>
        <table:table-row>
          <table:table-cell table:style-name="TableRowCell" office:value-type="string">
            <text:p text:style-name="P54"><text:span text:style-name="Source_Text"><text:span text:style-name="DataTypeTok">float</text:span></text:span></text:p>
          </table:table-cell>
          <table:table-cell table:style-name="TableRowCell" office:value-type="string">
            <text:p text:style-name="P55"><text:span text:style-name="Source_Text"><text:span text:style-name="DataTypeTok">float</text:span></text:span></text:p>
          </table:table-cell>
          <table:table-cell table:style-name="TableRowCell" office:value-type="string">
            <text:p text:style-name="P56"><text:span text:style-name="Source_Text"><text:span text:style-name="DataTypeTok">float</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illegal</text:p>
          </table:table-cell>
        </table:table-row>
        <table:table-row>
          <table:table-cell table:style-name="TableRowCell" office:value-type="string">
            <text:p text:style-name="P54"><text:span text:style-name="Source_Text"><text:span text:style-name="DataTypeTok">double</text:span></text:span></text:p>
          </table:table-cell>
          <table:table-cell table:style-name="TableRowCell" office:value-type="string">
            <text:p text:style-name="P55"><text:span text:style-name="Source_Text"><text:span text:style-name="DataTypeTok">double</text:span></text:span></text:p>
          </table:table-cell>
          <table:table-cell table:style-name="TableRowCell" office:value-type="string">
            <text:p text:style-name="P56"><text:span text:style-name="Source_Text"><text:span text:style-name="DataTypeTok">double</text:span></text:span></text:p>
          </table:table-cell>
          <table:table-cell table:style-name="TableRowCell" office:value-type="string">
            <text:p text:style-name="P57"><text:span text:style-name="Source_Text"><text:span text:style-name="DataTypeTok">double</text:span></text:span></text:p>
          </table:table-cell>
          <table:table-cell table:style-name="TableRowCell" office:value-type="string">
            <text:p text:style-name="P58">illegal</text:p>
          </table:table-cell>
        </table:table-row>
        <table:table-row>
          <table:table-cell table:style-name="TableRowCell" office:value-type="string">
            <text:p text:style-name="P54"><text:span text:style-name="Source_Text"><text:span text:style-name="DataTypeTok">decimal</text:span></text:span></text:p>
          </table:table-cell>
          <table:table-cell table:style-name="TableRowCell" office:value-type="string">
            <text:p text:style-name="P55"><text:span text:style-name="Source_Text"><text:span text:style-name="DataTypeTok">decimal</text:span></text:span></text:p>
          </table:table-cell>
          <table:table-cell table:style-name="TableRowCell" office:value-type="string">
            <text:p text:style-name="P56">illegal</text:p>
          </table:table-cell>
          <table:table-cell table:style-name="TableRowCell" office:value-type="string">
            <text:p text:style-name="P57">illegal</text:p>
          </table:table-cell>
          <table:table-cell table:style-name="TableRowCell" office:value-type="string">
            <text:p text:style-name="P58"><text:span text:style-name="Source_Text"><text:span text:style-name="DataTypeTok">decimal</text:span></text:span></text:p>
          </table:table-cell>
        </table:table-row>
      </table:table>
      <text:h text:style-name="Heading_20_1" text:outline-level="1"><text:bookmark-start text:name="references"/>References<text:bookmark-end text:name="references"/></text:h>
      <text:list text:style-name="L1">
        <text:list-item>
          <text:p text:style-name="P59"><text:a xlink:type="simple" xlink:href="https://docs.microsoft.com/en-us/dotnet/csharp/tour-of-csharp/types-and-variables" office:name=""><text:span text:style-name="Definition">https://docs.microsoft.com/en-us/dotnet/csharp/tour-of-csharp/types-and-variables</text:span></text:a></text:p>
        </text:list-item>
        <text:list-item>
          <text:p text:style-name="P59"><text:a xlink:type="simple" xlink:href="https://docs.microsoft.com/en-us/dotnet/csharp/language-reference/keywords/integral-types-table" office:name=""><text:span text:style-name="Definition">https://docs.microsoft.com/en-us/dotnet/csharp/language-reference/keywords/integral-types-table</text:span></text:a></text:p>
        </text:list-item>
        <text:list-item>
          <text:p text:style-name="P59"><text:a xlink:type="simple" xlink:href="https://docs.microsoft.com/en-us/dotnet/csharp/language-reference/keywords/floating-point-types-table" office:name=""><text:span text:style-name="Definition">https://docs.microsoft.com/en-us/dotnet/csharp/language-reference/keywords/floating-point-types-table</text:span></text:a></text:p>
        </text:list-item>
        <text:list-item>
          <text:p text:style-name="P59"><text:a xlink:type="simple" xlink:href="https://docs.microsoft.com/en-us/dotnet/csharp/language-reference/keywords/value-types-table" office:name=""><text:span text:style-name="Definition">https://docs.microsoft.com/en-us/dotnet/csharp/language-reference/keywords/value-types-table</text:span></text:a></text:p>
        </text:list-item>
        <text:list-item>
          <text:p text:style-name="P59"><text:a xlink:type="simple" xlink:href="https://docs.microsoft.com/en-us/dotnet/csharp/language-reference/keywords/implicit-numeric-conversions-table" office:name=""><text:span text:style-name="Definition">https://docs.microsoft.com/en-us/dotnet/csharp/language-reference/keywords/implicit-numeric-conversions-table</text:span></text:a></text:p>
        </text:list-item>
        <text:list-item>
          <text:p text:style-name="P59"><text:a xlink:type="simple" xlink:href="https://docs.microsoft.com/en-us/dotnet/csharp/language-reference/keywords/explicit-numeric-conversions-table" office:name=""><text:span text:style-name="Definition">https://docs.microsoft.com/en-us/dotnet/csharp/language-reference/keywords/explicit-numeric-conversions-table</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font-pitch="variable" style:name="Arial" svg:font-family="Arial"/>
    <style:font-face style:font-family-generic="modern" style:font-pitch="fixed" style:name="Courier New" svg:font-family="'Courier New'"/>
    <style:font-face style:font-adornments="Regular" style:font-pitch="fixed" style:name="Hack" svg:font-family="Hack"/>
    <style:font-face style:font-family-generic="system" style:font-pitch="variable" style:name="Lucida Sans Unicode" svg:font-family="'Lucida Sans Unicode'"/>
    <style:font-face style:name="StarSymbol" svg:font-family="StarSymbol"/>
    <style:font-face style:name="Tahoma" svg:font-family="Tahoma"/>
    <style:font-face style:font-family-generic="system" style:font-pitch="variable" style:name="Tahoma1" svg:font-family="Tahoma"/>
    <style:font-face style:font-family-generic="roman" style:font-pitch="variable" style:name="Times New Roman" svg:font-family="'Times New Roman'"/>
    <style:font-face style:font-adornments="Book" style:font-family-generic="swiss" style:font-pitch="variable" style:name="URW Gothic" svg:font-family="'URW Gothic'"/>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wrap"/>
      <style:paragraph-properties style:font-independent-line-spacing="false" style:line-break="strict" style:text-autospace="ideograph-alpha">
        <style:tab-stops/>
      </style:paragraph-properties>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language="en" loext:color-lum-mod="100%" loext:color-lum-off="0%" loext:opacity="0%"/>
    </style:default-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1" style:font-size-asian="12pt" style:font-size-complex="12pt" style:language-asian="zxx" style:language-complex="zxx" style:letter-kerning="true" style:use-window-font-color="true" fo:country="" fo:font-size="12pt" fo:hyphenate="false" fo:hyphenation-push-char-count="2" fo:hyphenation-remain-char-count="2" fo:language="en" loext:hyphenation-no-caps="false" loext:hyphenation-no-last-word="false" loext:hyphenation-word-char-count="no-limit"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text-properties style:font-family-generic="swiss" style:font-name="URW Gothic" style:font-pitch="variable" style:font-style-name="Book" fo:font-family="'URW Gothic'"/>
    </style:style>
    <style:style style:class="html" style:family="paragraph" style:name="Author" style:parent-style-name="Standard">
      <style:paragraph-properties style:justify-single-word="false" fo:text-align="center"/>
    </style:style>
    <style:style style:class="html" style:family="paragraph" style:name="Date" style:parent-style-name="Standard">
      <style:paragraph-properties style:justify-single-word="false"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Lucida Sans Unicode'" style:font-family-complex="Tahoma" style:font-family-generic="swiss" style:font-family-generic-asian="system" style:font-family-generic-complex="system" style:font-name="Arial" style:font-name-asian="Lucida Sans Unicode" style:font-name-complex="Tahoma1" style:font-pitch="variable" style:font-pitch-asian="variable" style:font-pitch-complex="variable" style:font-size-asian="14pt" style:font-size-complex="14pt" fo:font-family="Arial"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family-complex="Tahoma" style:font-name-complex="Tahoma"/>
    </style:style>
    <style:style style:class="extra" style:family="paragraph" style:name="Caption" style:parent-style-name="Standard">
      <style:paragraph-properties style:contextual-spacing="false" text:line-number="0" text:number-lines="false" fo:margin-bottom="0.0835in" fo:margin-top="0.0835in"/>
      <style:text-properties style:font-family-complex="Tahoma" style:font-name-complex="Tahoma" style:font-size-asian="12pt" style:font-size-complex="12pt" style:font-style-asian="italic" style:font-style-complex="italic" fo:font-size="12pt" fo:font-style="italic"/>
    </style:style>
    <style:style style:class="extra" style:family="paragraph" style:name="Table" style:parent-style-name="Caption"/>
    <style:style style:class="extra" style:family="paragraph" style:name="FigureCaption" style:parent-style-name="Caption"/>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family-complex="Tahoma" style:font-name-complex="Tahoma"/>
    </style:style>
    <style:style style:class="text" style:default-outline-level="1" style:display-name="Heading 1" style:family="paragraph" style:name="Heading_20_1" style:next-style-name="Text_20_body" style:parent-style-name="Heading">
      <style:text-properties style:font-family-generic="swiss" style:font-name="URW Gothic" style:font-pitch="variable" style:font-size-asian="115%" style:font-size-complex="115%" style:font-style-name="Book" style:font-weight-asian="bold" style:font-weight-complex="bold" fo:font-family="'URW Gothic'" fo:font-size="115%" fo:font-weight="normal"/>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display-name="Header and Footer" style:family="paragraph" style:name="Header_20_and_20_Footer" style:parent-style-name="Standard">
      <style:paragraph-properties text:line-number="0" text:number-lines="false">
        <style:tab-stops>
          <style:tab-stop style:position="3.4626in" style:type="center"/>
          <style:tab-stop style:position="6.9252in" style:type="right"/>
        </style:tab-stops>
      </style:paragraph-properties>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Source_Text" style:family="text" style:name="Source_5f_Text">
      <style:text-properties style:font-family-asian="'Courier New'" style:font-family-complex="'Courier New'" style:font-family-generic-asian="modern" style:font-family-generic-complex="modern" style:font-name="Hack" style:font-name-asian="Courier New" style:font-name-complex="Courier New" style:font-pitch="fixed" style:font-pitch-asian="fixed" style:font-pitch-complex="fixed" style:font-size-asian="10pt" style:font-size-complex="10pt" style:font-style-name="Regular" fo:country="" fo:font-family="Hack" fo:font-size="10pt" fo:language="en"/>
    </style:style>
    <style:style style:family="text" style:name="Highlighted">
      <style:text-properties fo:background-color="#ffff38"/>
    </style:style>
    <style:style style:display-name="Numbering Symbols" style:family="text" style:name="Numbering_20_Symbols"/>
    <style:style style:display-name="Bullet Symbols" style:family="text" style:name="Bullet_20_Symbols">
      <style:text-properties style:font-family-asian="StarSymbol" style:font-family-complex="StarSymbol" style:font-name="StarSymbol" style:font-name-asian="StarSymbol" style:font-name-complex="StarSymbol" style:font-size-asian="9pt" style:font-size-complex="9pt" fo:font-family="StarSymbol"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text-line-through-type="single"/>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family-asian="'Courier New'" style:font-family-complex="'Courier New'" style:font-family-generic="modern" style:font-family-generic-asian="modern" style:font-family-generic-complex="modern" style:font-name="Courier New" style:font-name-asian="Courier New" style:font-name-complex="Courier New" style:font-pitch="fixed" style:font-pitch-asian="fixed" style:font-pitch-complex="fixed" fo:font-family="'Courier New'"/>
    </style:style>
    <style:style style:display-name="Internet link" style:family="text" style:name="Internet_20_link">
      <style:text-properties style:text-underline-color="font-color" style:text-underline-style="solid" style:text-underline-width="auto" fo:color="#000080" loext:opacity="10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loext:num-list-format="%1%">
        <style:list-level-properties text:min-label-distance="0.15in"/>
      </text:outline-level-style>
      <text:outline-level-style style:num-format="" text:level="2" loext:num-list-format="%2%">
        <style:list-level-properties text:min-label-distance="0.15in"/>
      </text:outline-level-style>
      <text:outline-level-style style:num-format="" text:level="3" loext:num-list-format="%3%">
        <style:list-level-properties text:min-label-distance="0.15in"/>
      </text:outline-level-style>
      <text:outline-level-style style:num-format="" text:level="4" loext:num-list-format="%4%">
        <style:list-level-properties text:min-label-distance="0.15in"/>
      </text:outline-level-style>
      <text:outline-level-style style:num-format="" text:level="5" loext:num-list-format="%5%">
        <style:list-level-properties text:min-label-distance="0.15in"/>
      </text:outline-level-style>
      <text:outline-level-style style:num-format="" text:level="6" loext:num-list-format="%6%">
        <style:list-level-properties text:min-label-distance="0.15in"/>
      </text:outline-level-style>
      <text:outline-level-style style:num-format="" text:level="7" loext:num-list-format="%7%">
        <style:list-level-properties text:min-label-distance="0.15in"/>
      </text:outline-level-style>
      <text:outline-level-style style:num-format="" text:level="8" loext:num-list-format="%8%">
        <style:list-level-properties text:min-label-distance="0.15in"/>
      </text:outline-level-style>
      <text:outline-level-style style:num-format="" text:level="9" loext:num-list-format="%9%">
        <style:list-level-properties text:min-label-distance="0.15in"/>
      </text:outline-level-style>
      <text:outline-level-style style:num-format="" text:level="10" loext:num-list-format="%10%">
        <style:list-level-properties text:min-label-distance="0.15in"/>
      </text:outline-level-style>
    </text:outline-style>
    <text:list-style style:display-name="List 1" style:name="List_20_1">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loext:num-list-format="%1%">
        <style:list-level-properties text:min-label-width="0.1181in"/>
        <style:text-properties style:font-name="StarSymbol"/>
      </text:list-level-style-bullet>
      <text:list-level-style-bullet text:bullet-char="–" text:level="2" text:style-name="Numbering_20_Symbols" loext:num-list-format="%2%">
        <style:list-level-properties text:min-label-width="0.1181in" text:space-before="0.1181in"/>
        <style:text-properties style:font-name="StarSymbol"/>
      </text:list-level-style-bullet>
      <text:list-level-style-bullet text:bullet-char="–" text:level="3" text:style-name="Numbering_20_Symbols" loext:num-list-format="%3%">
        <style:list-level-properties text:min-label-width="0.1181in" text:space-before="0.2362in"/>
        <style:text-properties style:font-name="StarSymbol"/>
      </text:list-level-style-bullet>
      <text:list-level-style-bullet text:bullet-char="–" text:level="4" text:style-name="Numbering_20_Symbols" loext:num-list-format="%4%">
        <style:list-level-properties text:min-label-width="0.1181in" text:space-before="0.3539in"/>
        <style:text-properties style:font-name="StarSymbol"/>
      </text:list-level-style-bullet>
      <text:list-level-style-bullet text:bullet-char="–" text:level="5" text:style-name="Numbering_20_Symbols" loext:num-list-format="%5%">
        <style:list-level-properties text:min-label-width="0.1181in" text:space-before="0.472in"/>
        <style:text-properties style:font-name="StarSymbol"/>
      </text:list-level-style-bullet>
      <text:list-level-style-bullet text:bullet-char="–" text:level="6" text:style-name="Numbering_20_Symbols" loext:num-list-format="%6%">
        <style:list-level-properties text:min-label-width="0.1181in" text:space-before="0.5902in"/>
        <style:text-properties style:font-name="StarSymbol"/>
      </text:list-level-style-bullet>
      <text:list-level-style-bullet text:bullet-char="–" text:level="7" text:style-name="Numbering_20_Symbols" loext:num-list-format="%7%">
        <style:list-level-properties text:min-label-width="0.1181in" text:space-before="0.7091in"/>
        <style:text-properties style:font-name="StarSymbol"/>
      </text:list-level-style-bullet>
      <text:list-level-style-bullet text:bullet-char="–" text:level="8" text:style-name="Numbering_20_Symbols" loext:num-list-format="%8%">
        <style:list-level-properties text:min-label-width="0.1181in" text:space-before="0.8272in"/>
        <style:text-properties style:font-name="StarSymbol"/>
      </text:list-level-style-bullet>
      <text:list-level-style-bullet text:bullet-char="–" text:level="9" text:style-name="Numbering_20_Symbols" loext:num-list-format="%9%">
        <style:list-level-properties text:min-label-width="0.1181in" text:space-before="0.9453in"/>
        <style:text-properties style:font-name="StarSymbol"/>
      </text:list-level-style-bullet>
      <text:list-level-style-bullet text:bullet-char="–" text:level="10" text:style-name="Numbering_20_Symbols" loext:num-list-format="%10%">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loext:num-list-format="%1%">
        <style:list-level-properties text:min-label-width="0.1555in"/>
        <style:text-properties style:font-name="StarSymbol"/>
      </text:list-level-style-bullet>
      <text:list-level-style-bullet text:bullet-char="□" text:level="2" text:style-name="Numbering_20_Symbols" loext:num-list-format="%2%">
        <style:list-level-properties text:min-label-width="0.1555in" text:space-before="0.1555in"/>
        <style:text-properties style:font-name="StarSymbol"/>
      </text:list-level-style-bullet>
      <text:list-level-style-bullet text:bullet-char="☑" text:level="3" text:style-name="Numbering_20_Symbols" loext:num-list-format="%3%">
        <style:list-level-properties text:min-label-width="0.1555in"/>
        <style:text-properties style:font-name="StarSymbol"/>
      </text:list-level-style-bullet>
      <text:list-level-style-bullet text:bullet-char="□" text:level="4" text:style-name="Numbering_20_Symbols" loext:num-list-format="%4%">
        <style:list-level-properties text:min-label-width="0.1555in" text:space-before="0.1555in"/>
        <style:text-properties style:font-name="StarSymbol"/>
      </text:list-level-style-bullet>
      <text:list-level-style-bullet text:bullet-char="☑" text:level="5" text:style-name="Numbering_20_Symbols" loext:num-list-format="%5%">
        <style:list-level-properties text:min-label-width="0.1555in"/>
        <style:text-properties style:font-name="StarSymbol"/>
      </text:list-level-style-bullet>
      <text:list-level-style-bullet text:bullet-char="□" text:level="6" text:style-name="Numbering_20_Symbols" loext:num-list-format="%6%">
        <style:list-level-properties text:min-label-width="0.1555in" text:space-before="0.1555in"/>
        <style:text-properties style:font-name="StarSymbol"/>
      </text:list-level-style-bullet>
      <text:list-level-style-bullet text:bullet-char="☑" text:level="7" text:style-name="Numbering_20_Symbols" loext:num-list-format="%7%">
        <style:list-level-properties text:min-label-width="0.1555in"/>
        <style:text-properties style:font-name="StarSymbol"/>
      </text:list-level-style-bullet>
      <text:list-level-style-bullet text:bullet-char="□" text:level="8" text:style-name="Numbering_20_Symbols" loext:num-list-format="%8%">
        <style:list-level-properties text:min-label-width="0.1555in" text:space-before="0.1555in"/>
        <style:text-properties style:font-name="StarSymbol"/>
      </text:list-level-style-bullet>
      <text:list-level-style-bullet text:bullet-char="☑" text:level="9" text:style-name="Numbering_20_Symbols" loext:num-list-format="%9%">
        <style:list-level-properties text:min-label-width="0.1555in"/>
        <style:text-properties style:font-name="StarSymbol"/>
      </text:list-level-style-bullet>
      <text:list-level-style-bullet text:bullet-char="□" text:level="10" text:style-name="Numbering_20_Symbols" loext:num-list-format="%10%">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loext:num-list-format="%1%">
        <style:list-level-properties text:min-label-width="0.1575in"/>
        <style:text-properties style:font-name="StarSymbol"/>
      </text:list-level-style-bullet>
      <text:list-level-style-bullet text:bullet-char="✗" text:level="2" text:style-name="Numbering_20_Symbols" loext:num-list-format="%2%">
        <style:list-level-properties text:min-label-width="0.1575in" text:space-before="0.1579in"/>
        <style:text-properties style:font-name="StarSymbol"/>
      </text:list-level-style-bullet>
      <text:list-level-style-bullet text:bullet-char="✗" text:level="3" text:style-name="Numbering_20_Symbols" loext:num-list-format="%3%">
        <style:list-level-properties text:min-label-width="0.1575in" text:space-before="0.3146in"/>
        <style:text-properties style:font-name="StarSymbol"/>
      </text:list-level-style-bullet>
      <text:list-level-style-bullet text:bullet-char="✗" text:level="4" text:style-name="Numbering_20_Symbols" loext:num-list-format="%4%">
        <style:list-level-properties text:min-label-width="0.1575in" text:space-before="0.4724in"/>
        <style:text-properties style:font-name="StarSymbol"/>
      </text:list-level-style-bullet>
      <text:list-level-style-bullet text:bullet-char="✗" text:level="5" text:style-name="Numbering_20_Symbols" loext:num-list-format="%5%">
        <style:list-level-properties text:min-label-width="0.1575in" text:space-before="0.6299in"/>
        <style:text-properties style:font-name="StarSymbol"/>
      </text:list-level-style-bullet>
      <text:list-level-style-bullet text:bullet-char="✗" text:level="6" text:style-name="Numbering_20_Symbols" loext:num-list-format="%6%">
        <style:list-level-properties text:min-label-width="0.1575in" text:space-before="0.7878in"/>
        <style:text-properties style:font-name="StarSymbol"/>
      </text:list-level-style-bullet>
      <text:list-level-style-bullet text:bullet-char="✗" text:level="7" text:style-name="Numbering_20_Symbols" loext:num-list-format="%7%">
        <style:list-level-properties text:min-label-width="0.1575in" text:space-before="0.9445in"/>
        <style:text-properties style:font-name="StarSymbol"/>
      </text:list-level-style-bullet>
      <text:list-level-style-bullet text:bullet-char="✗" text:level="8" text:style-name="Numbering_20_Symbols" loext:num-list-format="%8%">
        <style:list-level-properties text:min-label-width="0.1575in" text:space-before="1.1024in"/>
        <style:text-properties style:font-name="StarSymbol"/>
      </text:list-level-style-bullet>
      <text:list-level-style-bullet text:bullet-char="✗" text:level="9" text:style-name="Numbering_20_Symbols" loext:num-list-format="%9%">
        <style:list-level-properties text:min-label-width="0.1575in" text:space-before="1.2598in"/>
        <style:text-properties style:font-name="StarSymbol"/>
      </text:list-level-style-bullet>
      <text:list-level-style-bullet text:bullet-char="✗" text:level="10" text:style-name="Numbering_20_Symbols" loext:num-list-format="%10%">
        <style:list-level-properties text:min-label-width="0.1575in" text:space-before="1.4177in"/>
        <style:text-properties style:font-name="StarSymbol"/>
      </text:list-level-style-bullet>
    </text:list-style>
    <text:list-style style:display-name="Numbering 1" style:name="Numbering_20_1">
      <text:list-level-style-number style:num-format="1" style:num-suffix="." text:level="1" text:style-name="Numbering_20_Symbols" loext:num-list-format="%1%.">
        <style:list-level-properties text:min-label-width="0.1965in"/>
      </text:list-level-style-number>
      <text:list-level-style-number style:num-format="1" style:num-suffix="." text:level="2" text:style-name="Numbering_20_Symbols" loext:num-list-format="%2%.">
        <style:list-level-properties text:min-label-width="0.1965in" text:space-before="0.1972in"/>
      </text:list-level-style-number>
      <text:list-level-style-number style:num-format="1" style:num-suffix="." text:level="3" text:style-name="Numbering_20_Symbols" loext:num-list-format="%3%.">
        <style:list-level-properties text:min-label-width="0.1965in" text:space-before="0.3937in"/>
      </text:list-level-style-number>
      <text:list-level-style-number style:num-format="1" style:num-suffix="." text:level="4" text:style-name="Numbering_20_Symbols" loext:num-list-format="%4%.">
        <style:list-level-properties text:min-label-width="0.1965in" text:space-before="0.5909in"/>
      </text:list-level-style-number>
      <text:list-level-style-number style:num-format="1" style:num-suffix="." text:level="5" text:style-name="Numbering_20_Symbols" loext:num-list-format="%5%.">
        <style:list-level-properties text:min-label-width="0.1965in" text:space-before="0.7874in"/>
      </text:list-level-style-number>
      <text:list-level-style-number style:num-format="1" style:num-suffix="." text:level="6" text:style-name="Numbering_20_Symbols" loext:num-list-format="%6%.">
        <style:list-level-properties text:min-label-width="0.1965in" text:space-before="0.9846in"/>
      </text:list-level-style-number>
      <text:list-level-style-number style:num-format="1" style:num-suffix="." text:level="7" text:style-name="Numbering_20_Symbols" loext:num-list-format="%7%.">
        <style:list-level-properties text:min-label-width="0.1965in" text:space-before="1.1815in"/>
      </text:list-level-style-number>
      <text:list-level-style-number style:num-format="1" style:num-suffix="." text:level="8" text:style-name="Numbering_20_Symbols" loext:num-list-format="%8%.">
        <style:list-level-properties text:min-label-width="0.1965in" text:space-before="1.3787in"/>
      </text:list-level-style-number>
      <text:list-level-style-number style:num-format="1" style:num-suffix="." text:level="9" text:style-name="Numbering_20_Symbols" loext:num-list-format="%9%.">
        <style:list-level-properties text:min-label-width="0.1965in" text:space-before="1.5752in"/>
      </text:list-level-style-number>
      <text:list-level-style-number style:num-format="1" style:num-suffix="." text:level="10" text:style-name="Numbering_20_Symbols" loext:num-list-format="%10%.">
        <style:list-level-properties text:min-label-width="0.1965in" text:space-before="1.7724in"/>
      </text:list-level-style-number>
    </text:list-style>
    <text:list-style style:display-name="Numbering 2" style:name="Numbering_20_2">
      <text:list-level-style-number style:num-format="1" text:level="1" text:style-name="Numbering_20_Symbols" loext:num-list-format="%1%">
        <style:list-level-properties text:min-label-width="0.1965in"/>
      </text:list-level-style-number>
      <text:list-level-style-number style:num-format="1" text:level="2" text:start-value="2" text:style-name="Numbering_20_Symbols" loext:num-list-format="%2%">
        <style:list-level-properties text:min-label-width="0.1965in" text:space-before="0.1965in"/>
      </text:list-level-style-number>
      <text:list-level-style-number style:num-format="1" text:level="3" text:start-value="3" text:style-name="Numbering_20_Symbols" loext:num-list-format="%3%">
        <style:list-level-properties text:min-label-width="0.3937in" text:space-before="0.3929in"/>
      </text:list-level-style-number>
      <text:list-level-style-number style:num-format="1" text:level="4" text:start-value="4" text:style-name="Numbering_20_Symbols" loext:num-list-format="%4%">
        <style:list-level-properties text:min-label-width="0.4925in" text:space-before="0.7866in"/>
      </text:list-level-style-number>
      <text:list-level-style-number style:num-format="1" text:level="5" text:start-value="5" text:style-name="Numbering_20_Symbols" loext:num-list-format="%5%">
        <style:list-level-properties text:min-label-width="0.5902in" text:space-before="1.2791in"/>
      </text:list-level-style-number>
      <text:list-level-style-number style:num-format="1" text:level="6" text:start-value="6" text:style-name="Numbering_20_Symbols" loext:num-list-format="%6%">
        <style:list-level-properties text:min-label-width="0.7091in" text:space-before="1.8693in"/>
      </text:list-level-style-number>
      <text:list-level-style-number style:num-format="1" text:level="7" text:start-value="7" text:style-name="Numbering_20_Symbols" loext:num-list-format="%7%">
        <style:list-level-properties text:min-label-width="0.9055in" text:space-before="2.5783in"/>
      </text:list-level-style-number>
      <text:list-level-style-number style:num-format="1" text:level="8" text:start-value="8" text:style-name="Numbering_20_Symbols" loext:num-list-format="%8%">
        <style:list-level-properties text:min-label-width="1.0236in" text:space-before="3.4839in"/>
      </text:list-level-style-number>
      <text:list-level-style-number style:num-format="1" text:level="9" text:start-value="9" text:style-name="Numbering_20_Symbols" loext:num-list-format="%9%">
        <style:list-level-properties text:min-label-width="1.1028in" text:space-before="4.5075in"/>
      </text:list-level-style-number>
      <text:list-level-style-number style:num-format="1" text:level="10" text:start-value="10" text:style-name="Numbering_20_Symbols" loext:num-list-format="%10%">
        <style:list-level-properties text:min-label-width="1.2209in" text:space-before="5.6102in"/>
      </text:list-level-style-number>
    </text:list-style>
    <text:list-style style:display-name="Numbering 3" style:name="Numbering_20_3">
      <text:list-level-style-number style:num-format="1" text:level="1" text:style-name="Numbering_20_Symbols" loext:num-list-format="%1%">
        <style:list-level-properties text:min-label-width="1.1811in"/>
      </text:list-level-style-number>
      <text:list-level-style-number style:num-format="1" text:level="2" text:start-value="2" text:style-name="Numbering_20_Symbols" loext:num-list-format="%2%">
        <style:list-level-properties text:min-label-width="1.1811in" text:space-before="1.1815in"/>
      </text:list-level-style-number>
      <text:list-level-style-number style:num-format="1" text:level="3" text:start-value="3" text:style-name="Numbering_20_Symbols" loext:num-list-format="%3%">
        <style:list-level-properties text:min-label-width="1.1811in" text:space-before="2.3626in"/>
      </text:list-level-style-number>
      <text:list-level-style-number style:num-format="1" text:level="4" text:start-value="4" text:style-name="Numbering_20_Symbols" loext:num-list-format="%4%">
        <style:list-level-properties text:min-label-width="1.1811in" text:space-before="3.5441in"/>
      </text:list-level-style-number>
      <text:list-level-style-number style:num-format="1" text:level="5" text:start-value="5" text:style-name="Numbering_20_Symbols" loext:num-list-format="%5%">
        <style:list-level-properties text:min-label-width="1.1811in" text:space-before="4.7252in"/>
      </text:list-level-style-number>
      <text:list-level-style-number style:num-format="1" text:level="6" text:start-value="6" text:style-name="Numbering_20_Symbols" loext:num-list-format="%6%">
        <style:list-level-properties text:min-label-width="1.1811in" text:space-before="5.9063in"/>
      </text:list-level-style-number>
      <text:list-level-style-number style:num-format="1" text:level="7" text:start-value="7" text:style-name="Numbering_20_Symbols" loext:num-list-format="%7%">
        <style:list-level-properties text:min-label-width="1.1811in" text:space-before="7.0878in"/>
      </text:list-level-style-number>
      <text:list-level-style-number style:num-format="1" text:level="8" text:start-value="8" text:style-name="Numbering_20_Symbols" loext:num-list-format="%8%">
        <style:list-level-properties text:min-label-width="1.1811in" text:space-before="8.2689in"/>
      </text:list-level-style-number>
      <text:list-level-style-number style:num-format="1" text:level="9" text:start-value="9" text:style-name="Numbering_20_Symbols" loext:num-list-format="%9%">
        <style:list-level-properties text:min-label-width="1.1811in" text:space-before="9.45in"/>
      </text:list-level-style-number>
      <text:list-level-style-number style:num-format="1" text:level="10" text:start-value="10" text:style-name="Numbering_20_Symbols" loext:num-list-format="%10%">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loext:num-list-format="%1%.">
        <style:list-level-properties text:min-label-width="0.1965in"/>
      </text:list-level-style-number>
      <text:list-level-style-number style:num-format="I" style:num-suffix="." text:level="2" text:start-value="2" text:style-name="Numbering_20_Symbols" loext:num-list-format="%2%.">
        <style:list-level-properties text:min-label-width="0.1965in" text:space-before="0.1972in"/>
      </text:list-level-style-number>
      <text:list-level-style-number style:num-format="I" style:num-suffix="." text:level="3" text:start-value="3" text:style-name="Numbering_20_Symbols" loext:num-list-format="%3%.">
        <style:list-level-properties text:min-label-width="0.1965in" text:space-before="0.3937in"/>
      </text:list-level-style-number>
      <text:list-level-style-number style:num-format="I" style:num-suffix="." text:level="4" text:start-value="4" text:style-name="Numbering_20_Symbols" loext:num-list-format="%4%.">
        <style:list-level-properties text:min-label-width="0.1965in" text:space-before="0.5909in"/>
      </text:list-level-style-number>
      <text:list-level-style-number style:num-format="I" style:num-suffix="." text:level="5" text:start-value="5" text:style-name="Numbering_20_Symbols" loext:num-list-format="%5%.">
        <style:list-level-properties text:min-label-width="0.1965in" text:space-before="0.7874in"/>
      </text:list-level-style-number>
      <text:list-level-style-number style:num-format="I" style:num-suffix="." text:level="6" text:start-value="6" text:style-name="Numbering_20_Symbols" loext:num-list-format="%6%.">
        <style:list-level-properties text:min-label-width="0.1965in" text:space-before="0.9846in"/>
      </text:list-level-style-number>
      <text:list-level-style-number style:num-format="I" style:num-suffix="." text:level="7" text:start-value="7" text:style-name="Numbering_20_Symbols" loext:num-list-format="%7%.">
        <style:list-level-properties text:min-label-width="0.1965in" text:space-before="1.1815in"/>
      </text:list-level-style-number>
      <text:list-level-style-number style:num-format="I" style:num-suffix="." text:level="8" text:start-value="8" text:style-name="Numbering_20_Symbols" loext:num-list-format="%8%.">
        <style:list-level-properties text:min-label-width="0.1965in" text:space-before="1.3787in"/>
      </text:list-level-style-number>
      <text:list-level-style-number style:num-format="I" style:num-suffix="." text:level="9" text:start-value="9" text:style-name="Numbering_20_Symbols" loext:num-list-format="%9%.">
        <style:list-level-properties text:min-label-width="0.1965in" text:space-before="1.5752in"/>
      </text:list-level-style-number>
      <text:list-level-style-number style:num-format="I" style:num-suffix="." text:level="10" text:start-value="10" text:style-name="Numbering_20_Symbols" loext:num-list-format="%10%.">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loext:num-list-format="%1%.">
        <style:list-level-properties text:min-label-width="0.1575in"/>
      </text:list-level-style-number>
      <text:list-level-style-number style:num-format="1" style:num-suffix="." text:display-levels="2" text:level="2" text:start-value="2" text:style-name="Numbering_20_Symbols" loext:num-list-format="%1%.%2%.">
        <style:list-level-properties text:min-label-width="0.2563in" text:space-before="0.1772in"/>
      </text:list-level-style-number>
      <text:list-level-style-number style:num-format="a" style:num-suffix=")" text:level="3" text:start-value="3" text:style-name="Numbering_20_Symbols" loext:num-list-format="%3%)">
        <style:list-level-properties text:min-label-width="0.1772in" text:space-before="0.4331in"/>
      </text:list-level-style-number>
      <text:list-level-style-bullet text:bullet-char="•" text:level="4" text:style-name="Numbering_20_Symbols" loext:num-list-format="%4%">
        <style:list-level-properties text:min-label-width="0.1555in" text:space-before="0.6319in"/>
        <style:text-properties style:font-name="StarSymbol"/>
      </text:list-level-style-bullet>
      <text:list-level-style-bullet text:bullet-char="•" text:level="5" text:style-name="Numbering_20_Symbols" loext:num-list-format="%5%">
        <style:list-level-properties text:min-label-width="0.1555in" text:space-before="0.7874in"/>
        <style:text-properties style:font-name="StarSymbol"/>
      </text:list-level-style-bullet>
      <text:list-level-style-bullet text:bullet-char="•" text:level="6" text:style-name="Numbering_20_Symbols" loext:num-list-format="%6%">
        <style:list-level-properties text:min-label-width="0.1555in" text:space-before="0.9429in"/>
        <style:text-properties style:font-name="StarSymbol"/>
      </text:list-level-style-bullet>
      <text:list-level-style-bullet text:bullet-char="•" text:level="7" text:style-name="Numbering_20_Symbols" loext:num-list-format="%7%">
        <style:list-level-properties text:min-label-width="0.1555in" text:space-before="1.0988in"/>
        <style:text-properties style:font-name="StarSymbol"/>
      </text:list-level-style-bullet>
      <text:list-level-style-bullet text:bullet-char="•" text:level="8" text:style-name="Numbering_20_Symbols" loext:num-list-format="%8%">
        <style:list-level-properties text:min-label-width="0.1555in" text:space-before="1.2543in"/>
        <style:text-properties style:font-name="StarSymbol"/>
      </text:list-level-style-bullet>
      <text:list-level-style-bullet text:bullet-char="•" text:level="9" text:style-name="Numbering_20_Symbols" loext:num-list-format="%9%">
        <style:list-level-properties text:min-label-width="0.1555in" text:space-before="1.4098in"/>
        <style:text-properties style:font-name="StarSymbol"/>
      </text:list-level-style-bullet>
      <text:list-level-style-bullet text:bullet-char="•" text:level="10" text:style-name="Numbering_20_Symbols" loext:num-list-format="%10%">
        <style:list-level-properties text:min-label-width="0.1555in" text:space-before="1.5654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layout-grid-base-height="0.278in" style:layout-grid-color="#c0c0c0" style:layout-grid-display="false" style:layout-grid-lines="20" style:layout-grid-mode="none" style:layout-grid-print="false" style:layout-grid-ruby-below="false" style:layout-grid-ruby-height="0.139in"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style:style style:family="drawing-page" style:name="Mdp1">
      <style:drawing-page-properties draw:background-size="full"/>
    </style:style>
  </office:automatic-styles>
  <office:master-styles>
    <style:master-page draw:style-name="Mdp1" style:name="Standard" style:page-layout-name="Mpm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2</meta:generator>
    <dc:title>Datatypes in C#</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4-05-22T17:30:40Z</meta:creation-date>
    <dc:date>2024-05-22T17:30:40Z</dc:date>
    <meta:user-defined meta:name="date" meta:value-type="string">May  22, 2024 (01:3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i>✓</mi>
</math>
</file>

<file path=Formula-10/content.xml><?xml version="1.0" encoding="utf-8"?>
<math xmlns="http://www.w3.org/1998/Math/MathML" display="inline">
  <mi>✓</mi>
</math>
</file>

<file path=Formula-12/content.xml><?xml version="1.0" encoding="utf-8"?>
<math xmlns="http://www.w3.org/1998/Math/MathML" display="inline">
  <mi>✓</mi>
</math>
</file>

<file path=Formula-14/content.xml><?xml version="1.0" encoding="utf-8"?>
<math xmlns="http://www.w3.org/1998/Math/MathML" display="inline">
  <mi>✓</mi>
</math>
</file>

<file path=Formula-16/content.xml><?xml version="1.0" encoding="utf-8"?>
<math xmlns="http://www.w3.org/1998/Math/MathML" display="inline">
  <mi>✓</mi>
</math>
</file>

<file path=Formula-2/content.xml><?xml version="1.0" encoding="utf-8"?>
<math xmlns="http://www.w3.org/1998/Math/MathML" display="inline">
  <mi>✓</mi>
</math>
</file>

<file path=Formula-4/content.xml><?xml version="1.0" encoding="utf-8"?>
<math xmlns="http://www.w3.org/1998/Math/MathML" display="inline">
  <mi>✓</mi>
</math>
</file>

<file path=Formula-6/content.xml><?xml version="1.0" encoding="utf-8"?>
<math xmlns="http://www.w3.org/1998/Math/MathML" display="inline">
  <mi>✓</mi>
</math>
</file>

<file path=Formula-8/content.xml><?xml version="1.0" encoding="utf-8"?>
<math xmlns="http://www.w3.org/1998/Math/MathML" display="inline">
  <mi>✓</mi>
</math>
</file>